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VSSCHECKIN.setLocalpath( Path loca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CHECKIN.buildCmd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SVSSCHECKIN.setWritable( boolean wri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CHECKIN.setAutoresponse( String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CHECKIN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CHECKIN.setRecursive(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